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og</text:h>
                    <text:list>
                        <text:list-item>
                            <text:h text:style-name="Heading_20_2" text:outline-level="2">Description</text:h>
                        </text:list-item>
                    </text:list>
                </text:list-item>
            </text:list>

            <text:p text:style-name="Standard"/>

            <text:p text:style-name="Standard"><text:span>The set expression is evaluated and the result is displayed in the </text:span><text:span text:style-name="T1">Logs</text:span><text:span> panel.</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Expression whose result will be displayed in the </text:span><text:span text:style-name="T1">Logs</text:span><text:span> panel.</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
                            <text:list xml:id="list53662346" text:continue-numbering="true" text:style-name="Outline">
                                <text:list-item>
                                    <text:list>
                                        <text:list-item>
                                            <text:list>
                                                <text:list-item>
                                                    <text:h text:style-name="Heading_20_3" text:outline-level="3">
                                                        value
                                                        <text:s text:c="4"/>
                                                        <text:span text:style-name="T2">DATA(string) | MANDATORY</text:span>
                                                    </text:h>
                                                </text:list-item>
                                            </text:list>
                                        </text:list-item>
                                    </text:list>
                                </text:list-item>
                            </text:list>
                            <text:p text:style-name="Standard"><text:span>The input through which the Value that is displayed in the </text:span><text:span text:style-name="T1">Log</text:span><text:span> panel is received. This input can be deleted (it is deleted in the Flow - Inputs list) if it is not needed, i.e. if some other expression is displayed.</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